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862" officeooo:paragraph-rsid="0007586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obtained from grinnnellWeather.java:</text:p>
      <text:p text:style-name="P1"/>
      <text:p text:style-name="P1"/>
      <text:p text:style-name="P1">Total rainfall: 131.09</text:p>
      <text:p text:style-name="P1"/>
      <text:p text:style-name="P1">Max1: September <text:s/>1 2018 5.14</text:p>
      <text:p text:style-name="P1"/>
      <text:p text:style-name="P1">Max2: July 19 2018 2.66</text:p>
      <text:p text:style-name="P1"/>
      <text:p text:style-name="P1"/>
      <text:p text:style-name="P1">This output is correct because it matched the expected out put we observed by looking at the data file. The two days with the most rainfall were September 1<text:span text:style-name="T1">st</text:span> and July 19<text:span text:style-name="T1">th</text:span> in the year 2018, and the sum of all rainfall in the file was 131.09 in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56:45.867783189</meta:creation-date>
    <dc:date>2018-09-23T22:27:18.312073744</dc:date>
    <meta:editing-duration>PT20M22S</meta:editing-duration>
    <meta:editing-cycles>1</meta:editing-cycles>
    <meta:document-statistic meta:table-count="0" meta:image-count="0" meta:object-count="0" meta:page-count="1" meta:paragraph-count="5" meta:word-count="65" meta:character-count="365" meta:non-whitespace-character-count="304"/>
    <meta:generator>LibreOffice/5.2.7.2$Linux_X86_64 LibreOffice_project/20m0$Build-2</meta:generator>
  </office:meta>
</office:document-meta>
</file>